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Local 2</text:p>
          </table:table-cell>
          <table:table-cell office:value-type="string">
            <text:p>Calle 2, 2</text:p>
          </table:table-cell>
          <table:table-cell office:value-type="string">
            <text:p>Pueblo 2</text:p>
          </table:table-cell>
          <table:table-cell office:value-type="string">
            <text:p>Provincia 2</text:p>
          </table:table-cell>
          <table:table-cell office:value-type="string">
            <text:p>nick4</text:p>
          </table:table-cell>
          <table:table-cell office:value-type="string">
            <text:p>asiático</text:p>
          </table:table-cell>
          <table:table-cell office:value-type="string">
            <text:p>ramen</text:p>
          </table:table-cell>
          <table:table-cell table:number-columns-repeated="33"/>
        </table:table-row>
        <table:table-row>
          <table:table-cell office:value-type="string">
            <text:p>Local 1</text:p>
          </table:table-cell>
          <table:table-cell office:value-type="string">
            <text:p>Calle 1, 1</text:p>
          </table:table-cell>
          <table:table-cell office:value-type="string">
            <text:p>rueblo 1</text:p>
          </table:table-cell>
          <table:table-cell office:value-type="string">
            <text:p>Provincia 1</text:p>
          </table:table-cell>
          <table:table-cell office:value-type="string">
            <text:p>nick7</text:p>
          </table:table-cell>
          <table:table-cell office:value-type="string">
            <text:p>español</text:p>
          </table:table-cell>
          <table:table-cell office:value-type="string">
            <text:p>tapas</text:p>
          </table:table-cell>
          <table:table-cell office:value-type="string">
            <text:p>carnes</text:p>
          </table:table-cell>
          <table:table-cell table:number-columns-repeated="32"/>
        </table:table-row>
        <table:table-row table:number-rows-repeated="38">
          <table:table-cell table:number-columns-repeated="40"/>
        </table:table-row>
      </table:table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Local 4</text:p>
          </table:table-cell>
          <table:table-cell office:value-type="string">
            <text:p>Calle 4, 4</text:p>
          </table:table-cell>
          <table:table-cell office:value-type="string">
            <text:p>Pueblo 4</text:p>
          </table:table-cell>
          <table:table-cell office:value-type="string">
            <text:p>Provincia 4</text:p>
          </table:table-cell>
          <table:table-cell office:value-type="string">
            <text:p>nick6</text:p>
          </table:table-cell>
          <table:table-cell table:number-columns-repeated="35"/>
        </table:table-row>
        <table:table-row>
          <table:table-cell office:value-type="string">
            <text:p>Local 3</text:p>
          </table:table-cell>
          <table:table-cell office:value-type="string">
            <text:p>Calle 3, 3</text:p>
          </table:table-cell>
          <table:table-cell office:value-type="string">
            <text:p>Pueblo 3</text:p>
          </table:table-cell>
          <table:table-cell office:value-type="string">
            <text:p>Provincia 3</text:p>
          </table:table-cell>
          <table:table-cell office:value-type="string">
            <text:p>nick5</text:p>
          </table:table-cell>
          <table:table-cell table:number-columns-repeated="35"/>
        </table:table-row>
        <table:table-row table:number-rows-repeated="38">
          <table:table-cell table:number-columns-repeated="40"/>
        </table:table-row>
      </table:table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Local 5</text:p>
          </table:table-cell>
          <table:table-cell office:value-type="string">
            <text:p>Calle 5, 5</text:p>
          </table:table-cell>
          <table:table-cell office:value-type="string">
            <text:p>Pueblo 5</text:p>
          </table:table-cell>
          <table:table-cell office:value-type="string">
            <text:p>Provincia 5</text:p>
          </table:table-cell>
          <table:table-cell office:value-type="string">
            <text:p>nick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32"/>
        </table:table-row>
        <table:table-row>
          <table:table-cell office:value-type="string">
            <text:p>Local 6</text:p>
          </table:table-cell>
          <table:table-cell office:value-type="string">
            <text:p>Calle 6, 6</text:p>
          </table:table-cell>
          <table:table-cell office:value-type="string">
            <text:p>Pueblo 6</text:p>
          </table:table-cell>
          <table:table-cell office:value-type="string">
            <text:p>Provincia 6</text:p>
          </table:table-cell>
          <table:table-cell office:value-type="string">
            <text:p>nick5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32"/>
        </table:table-row>
        <table:table-row table:number-rows-repeated="38">
          <table:table-cell table:number-columns-repeated="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